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ordComponentWriter.visi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cordComponentWriter.computeRecordComponentInfo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cordComponentWriter.visitAttribute( final Attribute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cordComponentWriter.visitAnnotation( final String descriptor , final boolean visi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cordComponentWriter.visitTypeAnnotation( final int typeRef , final TypePath typePath , final String descriptor , final boolean visi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cordComponentWriter.RecordComponentWriter( final SymbolTable symbolTable , final String name , final String descriptor , final String signat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cordComponentWriter.putRecordComponentInfo( final ByteVector outpu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RecordComponentWriter.collectAttributePrototypes( final Attribute . Set attributeProto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